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1620e0"/>
    </style:style>
    <style:style style:name="T1" style:family="text">
      <style:text-properties officeooo:rsid="001620e0"/>
    </style:style>
    <style:style style:name="T2" style:family="text">
      <style:text-properties officeooo:rsid="0017f2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var/www/html/etable<text:span text:style-name="T2">web</text:span>/</text:p>
      <text:p text:style-name="Standard">│── index.php</text:p>
      <text:p text:style-name="Standard">│── about.php</text:p>
      <text:p text:style-name="Standard">│── cows.php</text:p>
      <text:p text:style-name="P1">│── <text:span text:style-name="T1">cows2</text:span>.php</text:p>
      <text:p text:style-name="P1">│── <text:span text:style-name="T1">cow_details</text:span>.php</text:p>
      <text:p text:style-name="Standard">│── login.php</text:p>
      <text:p text:style-name="Standard">│── signup.php</text:p>
      <text:p text:style-name="Standard">│── dashboard.php</text:p>
      <text:p text:style-name="Standard">│── css/</text:p>
      <text:p text:style-name="Standard">│ <text:s text:c="2"/>├── styles.css</text:p>
      <text:p text:style-name="Standard">│── js/</text:p>
      <text:p text:style-name="Standard">│── includes/</text:p>
      <text:p text:style-name="Standard">│ <text:s text:c="2"/>├── db.php</text:p>
      <text:p text:style-name="Standard">│ <text:s text:c="2"/>├── header.php</text:p>
      <text:p text:style-name="Standard">│ <text:s text:c="2"/>├── footer.php</text:p>
      <text:p text:style-name="Standard">│── cow_images/</text:p>
      <text:p text:style-name="P1">│ <text:s text:c="2"/>├── <text:span text:style-name="T1">1.jpg</text:span></text:p>
      <text:p text:style-name="Standard">│── admin/</text:p>
      <text:p text:style-name="Standard">│ <text:s text:c="2"/>├── add_cow.php</text:p>
      <text:p text:style-name="Standard">│── auth/</text:p>
      <text:p text:style-name="Standard">│ <text:s text:c="2"/>├── register.php</text:p>
      <text:p text:style-name="P1">│ <text:s text:c="2"/>├── register<text:span text:style-name="T1">2</text:span>.php</text:p>
      <text:p text:style-name="Standard">│ <text:s text:c="2"/>├── login.php</text:p>
      <text:p text:style-name="P1">│ <text:s text:c="2"/>├── login<text:span text:style-name="T1">2</text:span>.php</text:p>
      <text:p text:style-name="Standard">│ <text:s text:c="2"/>├── logout.php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5T13:10:09.230905737</meta:creation-date>
    <dc:date>2025-03-25T13:15:55.069528068</dc:date>
    <meta:editing-duration>PT5M48S</meta:editing-duration>
    <meta:editing-cycles>2</meta:editing-cycles>
    <meta:generator>LibreOffice/7.4.7.2$Linux_AARCH64 LibreOffice_project/40$Build-2</meta:generator>
    <meta:document-statistic meta:table-count="0" meta:image-count="0" meta:object-count="0" meta:page-count="1" meta:paragraph-count="26" meta:word-count="62" meta:character-count="394" meta:non-whitespace-character-count="336"/>
  </office:meta>
</office:document-meta>
</file>